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number-columns-repeated="4" table:default-cell-style-name="ce3"/>
        <table:table-row table:style-name="ro1"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Portname</text:p>
          </table:table-cell>
          <table:table-cell table:style-name="ce1" office:value-type="string" calcext:value-type="string">
            <text:p>Verwendung</text:p>
          </table:table-cell>
          <table:table-cell/>
          <table:table-cell office:value-type="string" calcext:value-type="string">
            <text:p>PCB Seite</text:p>
          </table:table-cell>
          <table:table-cell/>
          <table:table-cell office:value-type="string" calcext:value-type="string">
            <text:p>HD447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ncoder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G5 ( OC0B )</text:p>
          </table:table-cell>
          <table:table-cell table:style-name="ce1" office:value-type="string" calcext:value-type="string">
            <text:p>Digital pin 4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0 ( RXD0/PCINT8 )</text:p>
          </table:table-cell>
          <table:table-cell table:style-name="ce1" office:value-type="string" calcext:value-type="string">
            <text:p>Digital pin 0 (R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RX</text:p>
          </table:table-cell>
          <table:table-cell table:style-name="ce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1 ( TXD0 )</text:p>
          </table:table-cell>
          <table:table-cell table:style-name="ce1" office:value-type="string" calcext:value-type="string">
            <text:p>Digital pin 1 (T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TX</text:p>
          </table:table-cell>
          <table:table-cell table:style-name="ce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2 ( XCK0/AIN0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3 ( OC3A/AIN1 )</text:p>
          </table:table-cell>
          <table:table-cell table:style-name="ce1" office:value-type="string" calcext:value-type="string">
            <text:p>Digital pin 5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4 ( OC3B/INT4 )</text:p>
          </table:table-cell>
          <table:table-cell table:style-name="ce1" office:value-type="string" calcext:value-type="string">
            <text:p>Digital pin 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3"/>
          <table:table-cell office:value-type="string" calcext:value-type="string">
            <text:p>A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5 ( OC3C/INT5 )</text:p>
          </table:table-cell>
          <table:table-cell table:style-name="ce1" office:value-type="string" calcext:value-type="string">
            <text:p>Digital pin 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3"/>
          <table:table-cell office:value-type="string" calcext:value-type="string">
            <text:p>B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6 ( T3/INT6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E7 ( CLKO/ICP3/INT7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H0 ( RXD2 )</text:p>
          </table:table-cell>
          <table:table-cell table:style-name="ce1" office:value-type="string" calcext:value-type="string">
            <text:p>Digital pin 17 (RX2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H1 ( TXD2 )</text:p>
          </table:table-cell>
          <table:table-cell table:style-name="ce1" office:value-type="string" calcext:value-type="string">
            <text:p>Digital pin 16 (TX2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H2 ( XCK2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3 ( OC4A )</text:p>
          </table:table-cell>
          <table:table-cell table:style-name="ce1" office:value-type="string" calcext:value-type="string">
            <text:p>Digital pin 6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4 ( OC4B )</text:p>
          </table:table-cell>
          <table:table-cell table:style-name="ce1" office:value-type="string" calcext:value-type="string">
            <text:p>Digital pin 7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H5 ( OC4C )</text:p>
          </table:table-cell>
          <table:table-cell table:style-name="ce1" office:value-type="string" calcext:value-type="string">
            <text:p>Digital pin 8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S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6 ( OC2B )</text:p>
          </table:table-cell>
          <table:table-cell table:style-name="ce1" office:value-type="string" calcext:value-type="string">
            <text:p>Digital pin 9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N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0 ( SS/PCINT0 )</text:p>
          </table:table-cell>
          <table:table-cell table:style-name="ce1" office:value-type="string" calcext:value-type="string">
            <text:p>Digital pin 53 (SS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7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1 ( SCK/PCINT1 )</text:p>
          </table:table-cell>
          <table:table-cell table:style-name="ce1" office:value-type="string" calcext:value-type="string">
            <text:p>Digital pin 52 (SCK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6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2 ( MOSI/PCINT2 )</text:p>
          </table:table-cell>
          <table:table-cell table:style-name="ce1" office:value-type="string" calcext:value-type="string">
            <text:p>Digital pin 51 (MOSI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5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3 ( MISO/PCINT3 )</text:p>
          </table:table-cell>
          <table:table-cell table:style-name="ce1" office:value-type="string" calcext:value-type="string">
            <text:p>Digital pin 50 (MISO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4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B4 ( OC2A/PCINT4 )</text:p>
          </table:table-cell>
          <table:table-cell table:style-name="ce1" office:value-type="string" calcext:value-type="string">
            <text:p>Digital pin 10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5 ( OC1A/PCINT5 )</text:p>
          </table:table-cell>
          <table:table-cell table:style-name="ce1" office:value-type="string" calcext:value-type="string">
            <text:p>Digital pin 11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6 ( OC1B/PCINT6 )</text:p>
          </table:table-cell>
          <table:table-cell table:style-name="ce1" office:value-type="string" calcext:value-type="string">
            <text:p>Digital pin 12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7 ( OC0A/OC1C/PCINT7 )</text:p>
          </table:table-cell>
          <table:table-cell table:style-name="ce1" office:value-type="string" calcext:value-type="string">
            <text:p>Digital pin 13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H7 ( T4 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G3 ( TOSC2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G4 ( TOSC1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RESET</text:p>
          </table:table-cell>
          <table:table-cell table:number-columns-repeated="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XTAL2</text:p>
          </table:table-cell>
          <table:table-cell table:number-columns-repeated="7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XTAL1</text:p>
          </table:table-cell>
          <table:table-cell table:number-columns-repeated="7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L0 ( ICP4 )</text:p>
          </table:table-cell>
          <table:table-cell table:style-name="ce1" office:value-type="string" calcext:value-type="string">
            <text:p>Digital pin 49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L1 ( ICP5 )</text:p>
          </table:table-cell>
          <table:table-cell table:style-name="ce1" office:value-type="string" calcext:value-type="string">
            <text:p>Digital pin 48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L2 ( T5 )</text:p>
          </table:table-cell>
          <table:table-cell table:style-name="ce1" office:value-type="string" calcext:value-type="string">
            <text:p>Digital pin 47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L3 ( OC5A )</text:p>
          </table:table-cell>
          <table:table-cell table:style-name="ce1" office:value-type="string" calcext:value-type="string">
            <text:p>Digital pin 46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L4 ( OC5B )</text:p>
          </table:table-cell>
          <table:table-cell table:style-name="ce1" office:value-type="string" calcext:value-type="string">
            <text:p>Digital pin 45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L5 ( OC5C )</text:p>
          </table:table-cell>
          <table:table-cell table:style-name="ce1" office:value-type="string" calcext:value-type="string">
            <text:p>Digital pin 44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Digital pin 43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Digital pin 42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D0 ( SCL/INT0 )</text:p>
          </table:table-cell>
          <table:table-cell table:style-name="ce1" office:value-type="string" calcext:value-type="string">
            <text:p>Digital pin 21 (SCL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/>
          <table:table-cell office:value-type="string" calcext:value-type="string">
            <text:p>SCL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D1 ( SDA/INT1 )</text:p>
          </table:table-cell>
          <table:table-cell table:style-name="ce1" office:value-type="string" calcext:value-type="string">
            <text:p>Digital pin 20 (SDA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/>
          <table:table-cell office:value-type="string" calcext:value-type="string">
            <text:p>SDA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D2 ( RXDI/INT2 )</text:p>
          </table:table-cell>
          <table:table-cell table:style-name="ce1" office:value-type="string" calcext:value-type="string">
            <text:p>Digital pin 19 (RX1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3 ( TXD1/INT3 )</text:p>
          </table:table-cell>
          <table:table-cell table:style-name="ce1" office:value-type="string" calcext:value-type="string">
            <text:p>Digital pin 18 (TX1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3"/>
          <table:table-cell office:value-type="string" calcext:value-type="string">
            <text:p>Key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D4 ( ICP1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D5 ( XCK1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D6 ( T1 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D7 ( T0 )</text:p>
          </table:table-cell>
          <table:table-cell table:style-name="ce1" office:value-type="string" calcext:value-type="string">
            <text:p>Digital pin 38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G0 ( WR )</text:p>
          </table:table-cell>
          <table:table-cell table:style-name="ce1" office:value-type="string" calcext:value-type="string">
            <text:p>Digital pin 41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G1 ( RD )</text:p>
          </table:table-cell>
          <table:table-cell table:style-name="ce1" office:value-type="string" calcext:value-type="string">
            <text:p>Digital pin 40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C0 ( A8 )</text:p>
          </table:table-cell>
          <table:table-cell table:style-name="ce1" office:value-type="string" calcext:value-type="string">
            <text:p>Digital pin 37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C1 ( A9 )</text:p>
          </table:table-cell>
          <table:table-cell table:style-name="ce1" office:value-type="string" calcext:value-type="string">
            <text:p>Digital pin 36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2 ( A10 )</text:p>
          </table:table-cell>
          <table:table-cell table:style-name="ce1" office:value-type="string" calcext:value-type="string">
            <text:p>Digital pin 35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C3 ( A11 )</text:p>
          </table:table-cell>
          <table:table-cell table:style-name="ce1" office:value-type="string" calcext:value-type="string">
            <text:p>Digital pin 34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4 ( A12 )</text:p>
          </table:table-cell>
          <table:table-cell table:style-name="ce1" office:value-type="string" calcext:value-type="string">
            <text:p>Digital pin 33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5 ( A13 )</text:p>
          </table:table-cell>
          <table:table-cell table:style-name="ce1" office:value-type="string" calcext:value-type="string">
            <text:p>Digital pin 32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C6 ( A14 )</text:p>
          </table:table-cell>
          <table:table-cell table:style-name="ce1" office:value-type="string" calcext:value-type="string">
            <text:p>Digital pin 31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C7 ( A15 )</text:p>
          </table:table-cell>
          <table:table-cell table:style-name="ce1" office:value-type="string" calcext:value-type="string">
            <text:p>Digital pin 30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7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J0 ( RXD3/PCINT9 )</text:p>
          </table:table-cell>
          <table:table-cell table:style-name="ce1" office:value-type="string" calcext:value-type="string">
            <text:p>Digital pin 15 (RX3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J1 ( TXD3/PCINT10 )</text:p>
          </table:table-cell>
          <table:table-cell table:style-name="ce1" office:value-type="string" calcext:value-type="string">
            <text:p>Digital pin 14 (TX3)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J2 ( XCK3/PCINT11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J3 ( PCINT12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J4 ( PCINT13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J5 ( PCINT14 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J6 ( PCINT 15 )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G2 ( ALE )</text:p>
          </table:table-cell>
          <table:table-cell table:style-name="ce1" office:value-type="string" calcext:value-type="string">
            <text:p>Digital pin 39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7 ( AD7 )</text:p>
          </table:table-cell>
          <table:table-cell table:style-name="ce1" office:value-type="string" calcext:value-type="string">
            <text:p>Digital pin 29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6 ( AD6 )</text:p>
          </table:table-cell>
          <table:table-cell table:style-name="ce1" office:value-type="string" calcext:value-type="string">
            <text:p>Digital pin 28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5 ( AD5 )</text:p>
          </table:table-cell>
          <table:table-cell table:style-name="ce1" office:value-type="string" calcext:value-type="string">
            <text:p>Digital pin 27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4 ( AD4 )</text:p>
          </table:table-cell>
          <table:table-cell table:style-name="ce1" office:value-type="string" calcext:value-type="string">
            <text:p>Digital pin 26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3 ( AD3 )</text:p>
          </table:table-cell>
          <table:table-cell table:style-name="ce1" office:value-type="string" calcext:value-type="string">
            <text:p>Digital pin 25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2 ( AD2 )</text:p>
          </table:table-cell>
          <table:table-cell table:style-name="ce1" office:value-type="string" calcext:value-type="string">
            <text:p>Digital pin 24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1 ( AD1 )</text:p>
          </table:table-cell>
          <table:table-cell table:style-name="ce1" office:value-type="string" calcext:value-type="string">
            <text:p>Digital pin 23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0 ( AD0 )</text:p>
          </table:table-cell>
          <table:table-cell table:style-name="ce1" office:value-type="string" calcext:value-type="string">
            <text:p>Digital pin 22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J7</text:p>
          </table:table-cell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7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K7 ( ADC15/PCINT23 )</text:p>
          </table:table-cell>
          <table:table-cell table:style-name="ce1" office:value-type="string" calcext:value-type="string">
            <text:p>Analog pin 15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K6 ( ADC14/PCINT22 )</text:p>
          </table:table-cell>
          <table:table-cell table:style-name="ce1" office:value-type="string" calcext:value-type="string">
            <text:p>Analog pin 14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K5 ( ADC13/PCINT21 )</text:p>
          </table:table-cell>
          <table:table-cell table:style-name="ce1" office:value-type="string" calcext:value-type="string">
            <text:p>Analog pin 13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K4 ( ADC12/PCINT20 )</text:p>
          </table:table-cell>
          <table:table-cell table:style-name="ce1" office:value-type="string" calcext:value-type="string">
            <text:p>Analog pin 12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K3 ( ADC11/PCINT19 )</text:p>
          </table:table-cell>
          <table:table-cell table:style-name="ce1" office:value-type="string" calcext:value-type="string">
            <text:p>Analog pin 11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K2 ( ADC10/PCINT18 )</text:p>
          </table:table-cell>
          <table:table-cell table:style-name="ce1" office:value-type="string" calcext:value-type="string">
            <text:p>Analog pin 1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K1 ( ADC9/PCINT17 )</text:p>
          </table:table-cell>
          <table:table-cell table:style-name="ce1" office:value-type="string" calcext:value-type="string">
            <text:p>Analog pin 9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K0 ( ADC8/PCINT16 )</text:p>
          </table:table-cell>
          <table:table-cell table:style-name="ce1" office:value-type="string" calcext:value-type="string">
            <text:p>Analog pin 8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F7 ( ADC7 )</text:p>
          </table:table-cell>
          <table:table-cell table:style-name="ce1" office:value-type="string" calcext:value-type="string">
            <text:p>Analog pin 7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F6 ( ADC6 )</text:p>
          </table:table-cell>
          <table:table-cell table:style-name="ce1" office:value-type="string" calcext:value-type="string">
            <text:p>Analog pin 6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F5 ( ADC5/TMS )</text:p>
          </table:table-cell>
          <table:table-cell table:style-name="ce1" office:value-type="string" calcext:value-type="string">
            <text:p>Analog pin 5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F4 ( ADC4/TMK )</text:p>
          </table:table-cell>
          <table:table-cell table:style-name="ce1" office:value-type="string" calcext:value-type="string">
            <text:p>Analog pin 4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F3 ( ADC3 )</text:p>
          </table:table-cell>
          <table:table-cell table:style-name="ce1" office:value-type="string" calcext:value-type="string">
            <text:p>Analog pin 3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F2 ( ADC2 )</text:p>
          </table:table-cell>
          <table:table-cell table:style-name="ce1" office:value-type="string" calcext:value-type="string">
            <text:p>Analog pin 2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F1 ( ADC1 )</text:p>
          </table:table-cell>
          <table:table-cell table:style-name="ce1" office:value-type="string" calcext:value-type="string">
            <text:p>Analog pin 1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F0 ( ADC0 )</text:p>
          </table:table-cell>
          <table:table-cell table:style-name="ce1" office:value-type="string" calcext:value-type="string">
            <text:p>Analog pin 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REF</text:p>
          </table:table-cell>
          <table:table-cell table:style-name="ce1" office:value-type="string" calcext:value-type="string">
            <text:p>Analog Referenc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VCC</text:p>
          </table:table-cell>
          <table:table-cell table:style-name="ce1" office:value-type="string" calcext:value-type="string">
            <text:p>VCC</text:p>
          </table:table-cell>
          <table:table-cell table:number-columns-repeated="7"/>
        </table:table-row>
        <table:table-row table:style-name="ro2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7:32:26.612879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1:15:30.049835399</meta:creation-date>
    <dc:date>2020-06-16T17:34:04.866961095</dc:date>
    <meta:editing-duration>PT1H40M42S</meta:editing-duration>
    <meta:editing-cycles>14</meta:editing-cycles>
    <meta:generator>LibreOffice/6.4.4.2$Linux_X86_64 LibreOffice_project/40$Build-2</meta:generator>
    <meta:document-statistic meta:table-count="1" meta:cell-count="392" meta:object-count="0"/>
  </office:meta>
</office:document-meta>
</file>